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Normal">
      <style:text-properties officeooo:rsid="008b40cd" officeooo:paragraph-rsid="0090492a"/>
    </style:style>
    <style:style style:name="P2" style:family="paragraph" style:parent-style-name="Normal">
      <style:text-properties style:text-underline-style="none" officeooo:rsid="00939fd1" officeooo:paragraph-rsid="009694da"/>
    </style:style>
    <style:style style:name="P3" style:family="paragraph" style:parent-style-name="Normal">
      <style:text-properties style:text-underline-style="none" officeooo:rsid="009af613" officeooo:paragraph-rsid="009af613"/>
    </style:style>
    <style:style style:name="P4" style:family="paragraph" style:parent-style-name="Normal">
      <style:text-properties style:text-underline-style="none" officeooo:rsid="009caf88" officeooo:paragraph-rsid="009caf88"/>
    </style:style>
    <style:style style:name="P5" style:family="paragraph" style:parent-style-name="Normal">
      <style:text-properties style:text-underline-style="none" officeooo:rsid="009caf88" officeooo:paragraph-rsid="00a59616"/>
    </style:style>
    <style:style style:name="P6" style:family="paragraph" style:parent-style-name="Normal">
      <style:text-properties officeooo:rsid="00a999e0" officeooo:paragraph-rsid="00a999e0"/>
    </style:style>
    <style:style style:name="P7" style:family="paragraph" style:parent-style-name="Normal">
      <style:text-properties fo:font-style="normal" officeooo:rsid="0090492a" officeooo:paragraph-rsid="0090492a" style:font-style-asian="normal" style:font-style-complex="normal"/>
    </style:style>
    <style:style style:name="P8" style:family="paragraph" style:parent-style-name="Normal">
      <style:text-properties fo:font-style="normal" style:text-underline-style="solid" style:text-underline-type="double" style:text-underline-width="auto" style:text-underline-color="font-color" officeooo:rsid="00935a8f" officeooo:paragraph-rsid="0090492a" style:font-style-asian="normal" style:font-style-complex="normal"/>
    </style:style>
    <style:style style:name="P9" style:family="paragraph" style:parent-style-name="Normal">
      <style:text-properties fo:font-style="normal" style:text-underline-style="none" officeooo:rsid="009ae55f" officeooo:paragraph-rsid="009694da" style:font-style-asian="normal" style:font-style-complex="normal"/>
    </style:style>
    <style:style style:name="P10" style:family="paragraph" style:parent-style-name="Normal">
      <style:text-properties fo:font-style="normal" style:text-underline-style="none" officeooo:rsid="009af613" officeooo:paragraph-rsid="009af613" style:font-style-asian="normal" style:font-style-complex="normal"/>
    </style:style>
    <style:style style:name="P11" style:family="paragraph" style:parent-style-name="Normal">
      <style:text-properties fo:font-style="normal" style:text-underline-style="none" officeooo:rsid="009caf88" officeooo:paragraph-rsid="009af613" style:font-style-asian="normal" style:font-style-complex="normal"/>
    </style:style>
    <style:style style:name="P12" style:family="paragraph" style:parent-style-name="Normal">
      <style:text-properties fo:font-style="normal" style:text-underline-style="none" officeooo:rsid="00a2629d" officeooo:paragraph-rsid="00a59616" style:font-style-asian="normal" style:font-style-complex="normal"/>
    </style:style>
    <style:style style:name="P13" style:family="paragraph" style:parent-style-name="Normal">
      <style:text-properties fo:font-style="normal" style:text-underline-style="none" officeooo:rsid="00a821e4" officeooo:paragraph-rsid="00a59616" style:font-style-asian="normal" style:font-style-complex="normal"/>
    </style:style>
    <style:style style:name="P14" style:family="paragraph" style:parent-style-name="Standard">
      <style:text-properties officeooo:paragraph-rsid="00b0269b"/>
    </style:style>
    <style:style style:name="P15" style:family="paragraph" style:parent-style-name="Heading_20_1" style:master-page-name="MP0">
      <style:paragraph-properties style:page-number="auto" fo:break-before="page"/>
    </style:style>
    <style:style style:name="P16" style:family="paragraph" style:parent-style-name="Heading_20_1">
      <style:text-properties officeooo:rsid="008b40cd" officeooo:paragraph-rsid="008b40cd"/>
    </style:style>
    <style:style style:name="T1" style:family="text">
      <style:text-properties fo:font-style="normal" style:font-style-asian="normal" style:font-style-complex="normal"/>
    </style:style>
    <style:style style:name="T2" style:family="text">
      <style:text-properties fo:font-style="normal" officeooo:rsid="008ca29d" style:font-style-asian="normal" style:font-style-complex="normal"/>
    </style:style>
    <style:style style:name="T3" style:family="text">
      <style:text-properties fo:font-style="normal" officeooo:rsid="008dbb9f" style:font-style-asian="normal" style:font-style-complex="normal"/>
    </style:style>
    <style:style style:name="T4" style:family="text">
      <style:text-properties fo:font-style="normal" officeooo:rsid="009038d3" style:font-style-asian="normal" style:font-style-complex="normal"/>
    </style:style>
    <style:style style:name="T5" style:family="text">
      <style:text-properties fo:font-style="normal" officeooo:rsid="0090492a" style:font-style-asian="normal" style:font-style-complex="normal"/>
    </style:style>
    <style:style style:name="T6" style:family="text">
      <style:text-properties fo:font-style="normal" officeooo:rsid="009216b6" style:font-style-asian="normal" style:font-style-complex="normal"/>
    </style:style>
    <style:style style:name="T7" style:family="text">
      <style:text-properties fo:font-style="normal" officeooo:rsid="009242fa" style:font-style-asian="normal" style:font-style-complex="normal"/>
    </style:style>
    <style:style style:name="T8" style:family="text">
      <style:text-properties fo:font-style="normal" officeooo:rsid="0092b2c6" style:font-style-asian="normal" style:font-style-complex="normal"/>
    </style:style>
    <style:style style:name="T9" style:family="text">
      <style:text-properties fo:font-style="normal" officeooo:rsid="009321e4" style:font-style-asian="normal" style:font-style-complex="normal"/>
    </style:style>
    <style:style style:name="T10" style:family="text">
      <style:text-properties fo:font-style="normal" officeooo:rsid="00935a8f" style:font-style-asian="normal" style:font-style-complex="normal"/>
    </style:style>
    <style:style style:name="T11" style:family="text">
      <style:text-properties fo:font-style="normal" officeooo:rsid="0094e8f0" style:font-style-asian="normal" style:font-style-complex="normal"/>
    </style:style>
    <style:style style:name="T12" style:family="text">
      <style:text-properties fo:font-style="normal" officeooo:rsid="0095a77b" style:font-style-asian="normal" style:font-style-complex="normal"/>
    </style:style>
    <style:style style:name="T13" style:family="text">
      <style:text-properties fo:font-style="normal" officeooo:rsid="00985d02" style:font-style-asian="normal" style:font-style-complex="normal"/>
    </style:style>
    <style:style style:name="T14" style:family="text">
      <style:text-properties fo:font-style="normal" officeooo:rsid="0099d60e" style:font-style-asian="normal" style:font-style-complex="normal"/>
    </style:style>
    <style:style style:name="T15" style:family="text">
      <style:text-properties fo:font-style="normal" officeooo:rsid="009ae55f" style:font-style-asian="normal" style:font-style-complex="normal"/>
    </style:style>
    <style:style style:name="T16" style:family="text">
      <style:text-properties fo:font-style="normal" officeooo:rsid="009e15af" style:font-style-asian="normal" style:font-style-complex="normal"/>
    </style:style>
    <style:style style:name="T17" style:family="text">
      <style:text-properties fo:font-style="normal" officeooo:rsid="009f93dc" style:font-style-asian="normal" style:font-style-complex="normal"/>
    </style:style>
    <style:style style:name="T18" style:family="text">
      <style:text-properties fo:font-style="normal" officeooo:rsid="00a122c1" style:font-style-asian="normal" style:font-style-complex="normal"/>
    </style:style>
    <style:style style:name="T19" style:family="text">
      <style:text-properties fo:font-style="normal" officeooo:rsid="00a19565" style:font-style-asian="normal" style:font-style-complex="normal"/>
    </style:style>
    <style:style style:name="T20" style:family="text">
      <style:text-properties fo:font-style="normal" officeooo:rsid="00a2629d" style:font-style-asian="normal" style:font-style-complex="normal"/>
    </style:style>
    <style:style style:name="T21" style:family="text">
      <style:text-properties fo:font-style="normal" officeooo:rsid="00a3e5e9" style:font-style-asian="normal" style:font-style-complex="normal"/>
    </style:style>
    <style:style style:name="T22" style:family="text">
      <style:text-properties fo:font-style="normal" officeooo:rsid="00a4c917" style:font-style-asian="normal" style:font-style-complex="normal"/>
    </style:style>
    <style:style style:name="T23" style:family="text">
      <style:text-properties fo:font-style="normal" officeooo:rsid="00a64902" style:font-style-asian="normal" style:font-style-complex="normal"/>
    </style:style>
    <style:style style:name="T24" style:family="text">
      <style:text-properties fo:font-style="normal" officeooo:rsid="00a821e4" style:font-style-asian="normal" style:font-style-complex="normal"/>
    </style:style>
    <style:style style:name="T25" style:family="text">
      <style:text-properties fo:font-style="normal" officeooo:rsid="00b12d98" style:font-style-asian="normal" style:font-style-complex="normal"/>
    </style:style>
    <style:style style:name="T26" style:family="text">
      <style:text-properties fo:font-style="normal" officeooo:rsid="00b1c5ad" style:font-style-asian="normal" style:font-style-complex="normal"/>
    </style:style>
    <style:style style:name="T27" style:family="text">
      <style:text-properties fo:font-style="normal" officeooo:rsid="00b3c318" style:font-style-asian="normal" style:font-style-complex="normal"/>
    </style:style>
    <style:style style:name="T28" style:family="text">
      <style:text-properties fo:font-style="normal" officeooo:rsid="00b3dee3" style:font-style-asian="normal" style:font-style-complex="normal"/>
    </style:style>
    <style:style style:name="T29" style:family="text">
      <style:text-properties fo:font-style="normal" officeooo:rsid="00b4b52d" style:font-style-asian="normal" style:font-style-complex="normal"/>
    </style:style>
    <style:style style:name="T30" style:family="text">
      <style:text-properties fo:font-style="normal" officeooo:rsid="00bf05c7" style:font-style-asian="normal" style:font-style-complex="normal"/>
    </style:style>
    <style:style style:name="T31" style:family="text">
      <style:text-properties fo:font-style="normal" officeooo:rsid="00c57b4e" style:font-style-asian="normal" style:font-style-complex="normal"/>
    </style:style>
    <style:style style:name="T32" style:family="text">
      <style:text-properties fo:font-style="normal" style:text-underline-style="none" style:font-style-asian="normal" style:font-style-complex="normal"/>
    </style:style>
    <style:style style:name="T33" style:family="text">
      <style:text-properties fo:font-style="normal" style:text-underline-style="none" officeooo:rsid="009242fa" style:font-style-asian="normal" style:font-style-complex="normal"/>
    </style:style>
    <style:style style:name="T34" style:family="text">
      <style:text-properties fo:font-style="normal" style:text-underline-style="none" officeooo:rsid="00a821e4" style:font-style-asian="normal" style:font-style-complex="normal"/>
    </style:style>
    <style:style style:name="T35" style:family="text">
      <style:text-properties fo:font-style="normal" style:text-underline-style="none" officeooo:rsid="00aa389e" style:font-style-asian="normal" style:font-style-complex="normal"/>
    </style:style>
    <style:style style:name="T36" style:family="text">
      <style:text-properties fo:font-style="normal" style:text-underline-style="none" officeooo:rsid="00ab2498" style:font-style-asian="normal" style:font-style-complex="normal"/>
    </style:style>
    <style:style style:name="T37" style:family="text">
      <style:text-properties fo:font-style="normal" style:text-underline-style="none" officeooo:rsid="00ad1072" style:font-style-asian="normal" style:font-style-complex="normal"/>
    </style:style>
    <style:style style:name="T38" style:family="text">
      <style:text-properties fo:font-style="normal" style:text-underline-style="none" officeooo:rsid="00ae0397" style:font-style-asian="normal" style:font-style-complex="normal"/>
    </style:style>
    <style:style style:name="T39" style:family="text">
      <style:text-properties officeooo:rsid="004b31da"/>
    </style:style>
    <style:style style:name="T40" style:family="text">
      <style:text-properties fo:font-style="italic" style:font-style-asian="italic" style:font-style-complex="italic"/>
    </style:style>
    <style:style style:name="T41" style:family="text">
      <style:text-properties fo:font-style="italic" officeooo:rsid="008ca29d" style:font-style-asian="italic" style:font-style-complex="italic"/>
    </style:style>
    <style:style style:name="T42" style:family="text">
      <style:text-properties fo:font-style="italic" officeooo:rsid="009038d3" style:font-style-asian="italic" style:font-style-complex="italic"/>
    </style:style>
    <style:style style:name="T43" style:family="text">
      <style:text-properties fo:font-style="italic" officeooo:rsid="00985d02" style:font-style-asian="italic" style:font-style-complex="italic"/>
    </style:style>
    <style:style style:name="T44" style:family="text">
      <style:text-properties fo:font-style="italic" officeooo:rsid="00a4c917" style:font-style-asian="italic" style:font-style-complex="italic"/>
    </style:style>
    <style:style style:name="T45" style:family="text">
      <style:text-properties fo:font-style="italic" style:text-underline-style="none" officeooo:rsid="00ad1072" style:font-style-asian="italic" style:font-style-complex="italic"/>
    </style:style>
    <style:style style:name="T46" style:family="text">
      <style:text-properties officeooo:rsid="008b40cd"/>
    </style:style>
    <style:style style:name="T47" style:family="text">
      <style:text-properties officeooo:rsid="008ca2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 text:is-list-header="true">Part <text:span text:style-name="T39">1</text:span>, Chapter <text:span text:style-name="T46">3</text:span></text:h>
      <text:h text:style-name="P16" text:outline-level="1">Custodial vs. Non-Custodial Wallets</text:h>
      <text:p text:style-name="P1"><text:span text:style-name="T47">We know that</text:span><text:span text:style-name="T41"> </text:span><text:span text:style-name="T2">private keys are the core of cryptocurrency ownership. Ultimately, whoever has the signing key can create a transaction from one wallet to another. </text:span><text:span text:style-name="T3">But how exactly those keys are managed can take several different forms. </text:span><text:span text:style-name="T4">The highest level distinction between wallets is that of</text:span><text:span text:style-name="T42"> custodial</text:span><text:span text:style-name="T4"> vs.</text:span><text:span text:style-name="T42"> non-custodial</text:span><text:span text:style-name="T4">. </text:span><text:span text:style-name="T5">These two vastly different strategies for key management will impact how we approach our security practices, so it’s important to understand the difference. </text:span></text:p>
      <text:p text:style-name="P7"/>
      <text:p text:style-name="P14"><text:span text:style-name="T6">Non-custodial or self-custody wallets are the most powerful and self-reliant form of key management. With self-custody wallets, the user holds the keys themselves. </text:span><text:span text:style-name="T7">This means getting a seed phrase, </text:span><text:span text:style-name="T33">wallet</text:span><text:span text:style-name="T7"> file, or individual private keys</text:span> from the software when you create a wallet<text:span text:style-name="T7">. </text:span><text:span text:style-name="T8">This is the original form of </text:span><text:span text:style-name="T27">a </text:span><text:span text:style-name="T8">Bitcoin wallet and offers t</text:span><text:span text:style-name="T9">he intended power of Bitcoin – you hold your own money, and you don’t have to trust anyone else to do so. </text:span><text:span text:style-name="T10">Most major cryptocurrencies are decentralized, meaning no </text:span><text:span text:style-name="T25">single </text:span><text:span text:style-name="T10">authority has control over the network, transactions, or key ownership. Holding your own keys in a self-custody wallet means that no central institution can stop you from sending money to someone else. So long as your transaction is valid and signed, it </text:span><text:span text:style-name="T26">will</text:span><text:span text:style-name="T10"> be accepted by the decentralized crypto network of your choice. </text:span></text:p>
      <text:p text:style-name="P8"/>
      <text:p text:style-name="P2"><text:span text:style-name="T10">N</text:span><text:span text:style-name="T1">on-custodial wallets offer several distinct advantages for security. The first aspect is, again, the lack of counterparty risk. This means that we don’t have to trust someone else with the keys or transaction signing. </text:span><text:span text:style-name="T11">This helps the decentralization of these networks. The more people that hold their own keys </text:span><text:span text:style-name="T13">or run their own nodes</text:span><text:span text:style-name="T11">, the less that the </text:span><text:span text:style-name="T12">overall health of the network</text:span><text:span text:style-name="T11"> is concentrated in central places like exchanges. </text:span><text:span text:style-name="T13">This also lowers the </text:span><text:soft-page-break/><text:span text:style-name="T13">overall </text:span><text:span text:style-name="T43">attack surface</text:span><text:span text:style-name="T13"> and concentration of risk for the keys themselves. An exchange holding the keys for many users provides a greater target for attackers than thousands of individual user</text:span><text:span text:style-name="T14">s, with keys spread out across many wallets. </text:span><text:span text:style-name="T15">When holding your own keys, you’re a less likely target for hackers looking to steal high-value keys. </text:span></text:p>
      <text:p text:style-name="P9"/>
      <text:p text:style-name="P3"><text:span text:style-name="T15">M</text:span><text:span text:style-name="T1">any individual users are still targeted through various attacks though, and an advantage of non-custodial management is that we can tailor our security practices for our individual needs, knowledge, and risk profile. When you’re in charge, you can ratchet up the security to a higher level than an exchange that has to balance convenience, liquidity, and security for thousands of users. If you’re</text:span><text:span text:style-name="T28"> using a wallet for </text:span><text:span text:style-name="T1">spending money, you can still have reasonably high security by following the hot-wallet guidelines detailed later in this book. And to protect your life savings, you can plan to use a cold wallet strategy with several layers of protection. </text:span></text:p>
      <text:p text:style-name="P10"/>
      <text:p text:style-name="P3"><text:span text:style-name="T1">All of this is done on your terms, based on your own individual </text:span><text:span text:style-name="T40">threat model</text:span><text:span text:style-name="T1">. Some will have a higher risk – high profile individuals in the crypto space, those with </text:span><text:span text:style-name="T31">a </text:span><text:span text:style-name="T1">high net worth and large amounts of cryptocurrency, or those that do frequent trading or high volume transactions. These individuals will need to craft a more careful and thorough plan with layered security. Someone holding a few dollars’ worth of crypto for everyday spending will not need to follow all of the same practices to maintain a serviceable level of security. </text:span></text:p>
      <text:p text:style-name="P10"/>
      <text:p text:style-name="P4"><text:span text:style-name="T1">There’s one large risk with the non-custodial approach, however – us. Human beings are notoriously bad at computer security, and we all make mistakes. </text:span><text:span text:style-name="T16">Depending on your individual level of learning, knowledge, and sophistication, self-custody may present more risk than benefits. </text:span><text:span text:style-name="T17">It’s all up to the individual’s needs, desire to learn, or expertise in security matters. </text:span></text:p>
      <text:p text:style-name="P11"/>
      <text:p text:style-name="P5"><text:span text:style-name="T22">The </text:span><text:span text:style-name="T44">custodial </text:span><text:span text:style-name="T22">approach keeps that issue in mind and creates essentially a wallet-as-a-service where the user doesn’t have to </text:span><text:soft-page-break/><text:span text:style-name="T22">worry about the key security explicitly</text:span><text:span text:style-name="T18">. These wallets hold the keys for the users, and sign transactions internally without </text:span><text:span text:style-name="T29">giving the user a copy of the secret keys</text:span><text:span text:style-name="T18">. </text:span><text:span text:style-name="T19">This models a more traditional banking relationship. You trust the bank to hold your balance and give you access to your money when you need it. </text:span><text:span text:style-name="T20">This has the disadvantage of requiring trust, and thus removing some of the advantage</text:span><text:span text:style-name="T30">s</text:span><text:span text:style-name="T20"> that cryptocurrencies have in the first place. </text:span></text:p>
      <text:p text:style-name="P12"/>
      <text:p text:style-name="P5"><text:span text:style-name="T21">We cannot discount that this approach adds significant risk – that of the exchange collapsing, having a breach of the keys, or simply blocking our access to the coins. However, there’s also the advantage of security through familiarity. Having a simple password and 2FA is more familiar for many users, and eliminates the risk of making a mistake with the more complex key management needed for self-custody. </text:span><text:span text:style-name="T22">Having a dedicated team of cybersecurity experts to manage your keys can be an advantage if you’re not yet ready for the challenges of self-custody. </text:span><text:span text:style-name="T23">Sometimes the best and most secure approach is simply the one that works, even if it’s not the most “optimal.” </text:span><text:span text:style-name="T24">There’s a certain advantage to removing user-error from the equation.</text:span></text:p>
      <text:p text:style-name="P13"/>
      <text:p text:style-name="P6"><text:span text:style-name="T34">H</text:span><text:span text:style-name="T32">ow we secure wallets of either kind will be the intense focus of this book. Regardless of your chosen path, or if you choose to use both, we’ll dive into detailed security practices you can apply to your own strategy. </text:span><text:span text:style-name="T35">For custodial wallets, we’ll cover the details of passwords, 2FA, and extra practices that can help your security posture. For </text:span><text:span text:style-name="T36">non-custodial wallets, we’ll discuss the various ways in which you can keep your private keys out of the hands of would-be thieves, for every level of wealth from everyday spending to life savings. </text:span><text:span text:style-name="T37">All of these will be detailed with not only the recommended practices, but </text:span><text:span text:style-name="T45">why</text:span><text:span text:style-name="T37"> those practices are recommended. True understanding of how security works will help you develop a plan for your own needs instead of just following a checklist </text:span><text:span text:style-name="T38">from an expert.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3-30T12:38:40.485000000</dc:date>
    <meta:editing-cycles>173</meta:editing-cycles>
    <meta:editing-duration>PT10H50M32S</meta:editing-duration>
    <meta:document-statistic meta:table-count="0" meta:image-count="0" meta:object-count="0" meta:page-count="3" meta:paragraph-count="11" meta:word-count="949" meta:character-count="5832" meta:non-whitespace-character-count="4882"/>
    <meta:template xlink:type="simple" xlink:actuate="onRequest" xlink:title="" xlink:href="Normal.dotm"/>
  </office:meta>
</office:document-meta>
</file>